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vertical-align="middle"/>
    </style:style>
    <style:style style:name="gr2" style:family="graphic" style:parent-style-name="standard">
      <style:graphic-properties svg:stroke-color="#000000" draw:fill-color="#ff6666" draw:textarea-vertical-align="middle"/>
    </style:style>
    <style:style style:name="gr3" style:family="graphic" style:parent-style-name="standard">
      <style:graphic-properties svg:stroke-color="#000000" draw:fill="solid" draw:fill-color="#ff9900" draw:fill-hatch-solid="true" draw:textarea-vertical-align="middle"/>
    </style:style>
    <style:style style:name="gr4" style:family="graphic" style:parent-style-name="standard">
      <style:graphic-properties svg:stroke-color="#000000" draw:fill="hatch" draw:fill-color="#ff3333" draw:fill-hatch-name="Black_20_45_20_Degrees" draw:fill-hatch-solid="true" draw:textarea-vertical-align="middle"/>
    </style:style>
    <style:style style:name="gr5" style:family="graphic" style:parent-style-name="standard">
      <style:graphic-properties svg:stroke-color="#000000" draw:fill-color="#ff9900" draw:textarea-vertical-align="middle"/>
    </style:style>
    <style:style style:name="gr6" style:family="graphic" style:parent-style-name="standard">
      <style:graphic-properties svg:stroke-color="#000000" draw:fill="hatch" draw:fill-color="#ff3333" draw:fill-hatch-name="Hatching_20_1" draw:fill-hatch-solid="true" draw:textarea-vertical-align="middle"/>
    </style:style>
    <style:style style:name="gr7" style:family="graphic" style:parent-style-name="standard">
      <style:graphic-properties svg:stroke-color="#000000" draw:fill-color="#ffff00" draw:textarea-vertical-align="middle"/>
    </style:style>
    <style:style style:name="gr8" style:family="graphic" style:parent-style-name="standard">
      <style:graphic-properties svg:stroke-color="#000000" draw:fill="solid" draw:fill-color="#ff6666" draw:textarea-vertical-align="middle"/>
    </style:style>
    <style:style style:name="gr9" style:family="graphic" style:parent-style-name="standard">
      <style:graphic-properties svg:stroke-color="#000000" draw:fill="hatch" draw:fill-color="#ff3333" draw:fill-hatch-name="Black_20_45_20_Degrees" draw:fill-hatch-solid="true" draw:textarea-horizontal-align="justify" draw:textarea-vertical-align="middle" draw:auto-grow-height="false" fo:min-height="0.75cm" fo:min-width="0cm"/>
    </style:style>
    <style:style style:name="gr10" style:family="graphic" style:parent-style-name="standard">
      <style:graphic-properties svg:stroke-color="#000000" draw:fill="hatch" draw:fill-color="#00cc00" draw:fill-hatch-name="Black_20_90_20_Degrees" draw:textarea-horizontal-align="justify" draw:textarea-vertical-align="middle" draw:auto-grow-height="false" fo:min-height="0.35cm" fo:min-width="0.9cm"/>
    </style:style>
    <style:style style:name="gr11" style:family="graphic" style:parent-style-name="standard">
      <style:graphic-properties svg:stroke-color="#000000" draw:fill="hatch" draw:fill-color="#00cc00" draw:fill-hatch-name="Black_20_90_20_Degrees" draw:textarea-horizontal-align="justify" draw:textarea-vertical-align="middle" draw:auto-grow-height="false" fo:min-height="0.15cm" fo:min-width="0.9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666"/>
      <style:paragraph-properties fo:text-align="center"/>
    </style:style>
    <style:style style:name="P4" style:family="paragraph">
      <loext:graphic-properties draw:fill="solid" draw:fill-color="#ff9900" draw:fill-hatch-solid="true"/>
      <style:paragraph-properties fo:text-align="center"/>
    </style:style>
    <style:style style:name="P5" style:family="paragraph">
      <loext:graphic-properties draw:fill="hatch" draw:fill-color="#ff3333" draw:fill-hatch-name="Black_20_45_20_Degrees" draw:fill-hatch-solid="true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="hatch" draw:fill-color="#ff3333" draw:fill-hatch-name="Hatching_20_1" draw:fill-hatch-solid="true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solid" draw:fill-color="#ff6666"/>
      <style:paragraph-properties fo:text-align="center"/>
    </style:style>
    <style:style style:name="P10" style:family="paragraph">
      <loext:graphic-properties draw:fill="hatch" draw:fill-color="#00cc00" draw:fill-hatch-name="Black_20_90_20_Degrees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3.299cm" svg:height="15.399cm" svg:x="8.2cm" svg:y="2.6cm" svg:viewBox="0 0 13300 15400" draw:points="100,0 13300,0 13300,9900 9600,13600 9600,14000 10400,14800 10100,15100 9600,14600 9300,14600 8700,15200 5400,15200 5400,15000 3100,15000 2700,15400 1700,15400 1700,14200 1500,14200 0,12700 600,12100">
          <text:p/>
        </draw:polygon>
        <draw:polygon draw:style-name="gr2" draw:text-style-name="P3" draw:layer="layout" svg:width="2.999cm" svg:height="2.599cm" svg:x="8.1cm" svg:y="4.8cm" svg:viewBox="0 0 3000 2600" draw:points="0,0 0,2600 3000,2600 3000,0">
          <text:p text:style-name="P2">101</text:p>
        </draw:polygon>
        <draw:polygon draw:style-name="gr3" draw:text-style-name="P4" draw:layer="layout" svg:width="2.699cm" svg:height="1.699cm" svg:x="8.4cm" svg:y="7.4cm" svg:viewBox="0 0 2700 1700" draw:points="100,1700 2700,1700 2700,0 0,0">
          <text:p text:style-name="P2">139</text:p>
        </draw:polygon>
        <draw:polygon draw:style-name="gr4" draw:text-style-name="P5" draw:layer="layout" svg:width="2.599cm" svg:height="1.799cm" svg:x="8.5cm" svg:y="9.1cm" svg:viewBox="0 0 2600 1800" draw:points="2600,0 2600,900 1700,1800 300,400 0,400 0,0">
          <text:p/>
        </draw:polygon>
        <draw:polygon draw:style-name="gr5" draw:text-style-name="P6" draw:layer="layout" svg:width="1.999cm" svg:height="2.299cm" svg:x="8.2cm" svg:y="9.5cm" svg:viewBox="0 0 2000 2300" draw:points="0,2300 1100,2300 2000,1400 600,0 0,0">
          <text:p text:style-name="P2"/>
          <text:p text:style-name="P2">140</text:p>
        </draw:polygon>
        <draw:polygon draw:style-name="gr4" draw:text-style-name="P5" draw:layer="layout" svg:width="1.199cm" svg:height="0.999cm" svg:x="8.2cm" svg:y="11.8cm" svg:viewBox="0 0 1200 1000" draw:points="1200,1000 0,1000 0,0 1100,0">
          <text:p/>
        </draw:polygon>
        <draw:polygon draw:style-name="gr4" draw:text-style-name="P5" draw:layer="layout" svg:width="1.199cm" svg:height="0.699cm" svg:x="8.2cm" svg:y="12.8cm" svg:viewBox="0 0 1200 700" draw:points="0,700 0,0 1200,0 1200,700">
          <text:p/>
        </draw:polygon>
        <draw:polygon draw:style-name="gr4" draw:text-style-name="P5" draw:layer="layout" svg:width="1.199cm" svg:height="0.699cm" svg:x="8.2cm" svg:y="13.5cm" svg:viewBox="0 0 1200 700" draw:points="0,700 0,600 0,0 1200,0 1200,700">
          <text:p/>
        </draw:polygon>
        <draw:polygon draw:style-name="gr4" draw:text-style-name="P5" draw:layer="layout" svg:width="1.199cm" svg:height="0.599cm" svg:x="8.2cm" svg:y="14.2cm" svg:viewBox="0 0 1200 600" draw:points="0,600 0,0 1200,0 1200,600">
          <text:p/>
        </draw:polygon>
        <draw:polygon draw:style-name="gr4" draw:text-style-name="P5" draw:layer="layout" svg:width="1.199cm" svg:height="1.799cm" svg:x="8.2cm" svg:y="14.8cm" svg:viewBox="0 0 1200 1800" draw:points="1200,1800 100,700 0,600 0,0 1200,0">
          <text:p/>
        </draw:polygon>
        <draw:polygon draw:style-name="gr5" draw:text-style-name="P6" draw:layer="layout" svg:width="2.799cm" svg:height="1.399cm" svg:x="11.2cm" svg:y="15.4cm" svg:viewBox="0 0 2800 1400" draw:points="2800,1300 0,1400 0,0 2800,0">
          <text:p text:style-name="P2">135</text:p>
        </draw:polygon>
        <draw:polygon draw:style-name="gr5" draw:text-style-name="P6" draw:layer="layout" svg:width="1.399cm" svg:height="2.899cm" svg:x="9.8cm" svg:y="13.9cm" svg:viewBox="0 0 1400 2900" draw:points="0,0 1400,0 1400,2900 800,2900 0,2100">
          <text:p text:style-name="P2">148</text:p>
        </draw:polygon>
        <draw:polygon draw:style-name="gr5" draw:text-style-name="P6" draw:layer="layout" svg:width="1.399cm" svg:height="2.399cm" svg:x="9.8cm" svg:y="11.5cm" svg:viewBox="0 0 1400 2400" draw:points="600,0 0,600 0,2400 1400,2400 1400,0">
          <text:p text:style-name="P2">149</text:p>
        </draw:polygon>
        <draw:polygon draw:style-name="gr5" draw:text-style-name="P6" draw:layer="layout" svg:width="2.799cm" svg:height="1.299cm" svg:x="11.2cm" svg:y="11.5cm" svg:viewBox="0 0 2800 1300" draw:points="2800,1300 0,1300 0,0 2800,0">
          <text:p text:style-name="P2">136</text:p>
        </draw:polygon>
        <draw:polygon draw:style-name="gr6" draw:text-style-name="P7" draw:layer="layout" svg:width="1.899cm" svg:height="0.699cm" svg:x="10.4cm" svg:y="10.8cm" svg:viewBox="0 0 1900 700" draw:points="600,0 1200,0 1900,700 0,700">
          <text:p/>
        </draw:polygon>
        <draw:polygon draw:style-name="gr6" draw:text-style-name="P7" draw:layer="layout" svg:width="1.499cm" svg:height="1.399cm" svg:x="11.6cm" svg:y="10.1cm" svg:viewBox="0 0 1500 1400" draw:points="600,0 1500,900 1000,1400 700,1400 0,700 0,300 200,100 400,300">
          <text:p/>
        </draw:polygon>
        <draw:polygon draw:style-name="gr6" draw:text-style-name="P7" draw:layer="layout" svg:width="1.399cm" svg:height="0.899cm" svg:x="12.6cm" svg:y="10.6cm" svg:viewBox="0 0 1400 900" draw:points="1400,0 1400,900 0,900 900,0">
          <text:p/>
        </draw:polygon>
        <draw:polygon draw:style-name="gr6" draw:text-style-name="P7" draw:layer="layout" svg:width="0.999cm" svg:height="0.499cm" svg:x="13cm" svg:y="10.1cm" svg:viewBox="0 0 1000 500" draw:points="1000,0 1000,500 500,500 0,0">
          <text:p/>
        </draw:polygon>
        <draw:polygon draw:style-name="gr6" draw:text-style-name="P7" draw:layer="layout" svg:width="1.299cm" svg:height="1.099cm" svg:x="12.2cm" svg:y="9.9cm" svg:viewBox="0 0 1300 1100" draw:points="600,0 1300,700 900,1100 0,200 200,0">
          <text:p/>
        </draw:polygon>
        <draw:polygon draw:style-name="gr4" draw:text-style-name="P5" draw:layer="layout" svg:width="2.799cm" svg:height="2.599cm" svg:x="11.2cm" svg:y="12.8cm" svg:viewBox="0 0 2800 2600" draw:points="2800,2600 0,2600 0,0 2800,0">
          <text:p/>
        </draw:polygon>
        <draw:polygon draw:style-name="gr5" draw:text-style-name="P6" draw:layer="layout" svg:width="2.499cm" svg:height="1.499cm" svg:x="11.5cm" svg:y="8cm" svg:viewBox="0 0 2500 1500" draw:points="0,0 0,1500 2500,1500 2500,0">
          <text:p text:style-name="P2">138</text:p>
        </draw:polygon>
        <draw:polygon draw:style-name="gr5" draw:text-style-name="P6" draw:layer="layout" svg:width="1.599cm" svg:height="2.599cm" svg:x="14.8cm" svg:y="14cm" svg:viewBox="0 0 1600 2600" draw:points="0,0 1600,0 1600,2600 100,2600">
          <text:p text:style-name="P2">133</text:p>
        </draw:polygon>
        <draw:polygon draw:style-name="gr4" draw:text-style-name="P5" draw:layer="layout" svg:width="0.899cm" svg:height="1.099cm" svg:x="16.4cm" svg:y="14cm" svg:viewBox="0 0 900 1100" draw:points="900,200 700,0 0,0 0,1100">
          <text:p/>
        </draw:polygon>
        <draw:polygon draw:style-name="gr4" draw:text-style-name="P5" draw:layer="layout" svg:width="1.199cm" svg:height="1.199cm" svg:x="16.4cm" svg:y="15.4cm" svg:viewBox="0 0 1200 1200" draw:points="1200,1200 0,1200 0,0">
          <text:p/>
        </draw:polygon>
        <draw:polygon draw:style-name="gr5" draw:text-style-name="P6" draw:layer="layout" svg:width="2.799cm" svg:height="2.799cm" svg:x="18.3cm" svg:y="11.8cm" svg:viewBox="0 0 2800 2800" draw:points="1700,0 2800,1100 1100,2800 0,1700">
          <text:p text:style-name="P2">122</text:p>
        </draw:polygon>
        <draw:polygon draw:style-name="gr5" draw:text-style-name="P6" draw:layer="layout" svg:width="1.499cm" svg:height="2.899cm" svg:x="20cm" svg:y="10cm" svg:viewBox="0 0 1500 2900" draw:points="200,0 1500,0 1500,2500 1100,2900 0,1800 200,1600">
          <text:p text:style-name="P2">121</text:p>
        </draw:polygon>
        <draw:polygon draw:style-name="gr4" draw:text-style-name="P5" draw:layer="layout" svg:width="1.299cm" svg:height="1.299cm" svg:x="20.2cm" svg:y="7.3cm" svg:viewBox="0 0 1300 1300" draw:points="0,0 1300,0 1300,1300 0,1300">
          <text:p/>
        </draw:polygon>
        <draw:polygon draw:style-name="gr4" draw:text-style-name="P5" draw:layer="layout" svg:width="1.299cm" svg:height="0.899cm" svg:x="20.2cm" svg:y="8.5cm" svg:viewBox="0 0 1300 900" draw:points="1300,900 0,900 0,100 1300,100 1300,0">
          <text:p/>
        </draw:polygon>
        <draw:polygon draw:style-name="gr4" draw:text-style-name="P5" draw:layer="layout" svg:width="1.299cm" svg:height="0.699cm" svg:x="20.2cm" svg:y="9.4cm" svg:viewBox="0 0 1300 700" draw:points="0,600 0,0 1300,0 1300,700 1300,600">
          <text:p/>
        </draw:polygon>
        <draw:polygon draw:style-name="gr4" draw:text-style-name="P5" draw:layer="layout" svg:width="0.899cm" svg:height="0.999cm" svg:x="18.9cm" svg:y="9.1cm" svg:viewBox="0 0 900 1000" draw:points="0,1000 900,1000 900,0 0,900">
          <text:p/>
        </draw:polygon>
        <draw:polygon draw:style-name="gr7" draw:text-style-name="P8" draw:layer="layout" svg:width="2.899cm" svg:height="2.699cm" svg:x="14.8cm" svg:y="10.3cm" svg:viewBox="0 0 2900 2700" draw:points="0,0 1500,0 2900,1400 1600,2700 0,2700">
          <text:p text:style-name="P2">131</text:p>
        </draw:polygon>
        <draw:polygon draw:style-name="gr4" draw:text-style-name="P5" draw:layer="layout" svg:width="1.599cm" svg:height="0.499cm" svg:x="14.8cm" svg:y="13cm" svg:viewBox="0 0 1600 500" draw:points="0,500 0,0 1600,0 1600,500">
          <text:p/>
        </draw:polygon>
        <draw:polygon draw:style-name="gr7" draw:text-style-name="P8" draw:layer="layout" svg:width="2.999cm" svg:height="2.899cm" svg:x="14.8cm" svg:y="7.4cm" svg:viewBox="0 0 3000 2900" draw:points="1400,0 3000,0 3000,1500 2500,1500 1500,2500 1500,2900 0,2900 0,1500">
          <text:p text:style-name="P2">130</text:p>
        </draw:polygon>
        <draw:polygon draw:style-name="gr8" draw:text-style-name="P9" draw:layer="layout" svg:width="2.999cm" svg:height="2.199cm" svg:x="8.1cm" svg:y="2.6cm" svg:viewBox="0 0 3000 2200" draw:points="3000,0 3000,2200 0,2200 0,0">
          <text:p text:style-name="P2">102</text:p>
        </draw:polygon>
        <draw:polygon draw:style-name="gr4" draw:text-style-name="P5" draw:layer="layout" svg:width="1.299cm" svg:height="1.499cm" svg:x="15.6cm" svg:y="2.6cm" svg:viewBox="0 0 1300 1500" draw:points="0,0 0,300 0,1500 1300,1500 1300,0">
          <text:p/>
        </draw:polygon>
        <draw:polygon draw:style-name="gr4" draw:text-style-name="P5" draw:layer="layout" svg:width="0.599cm" svg:height="1.499cm" svg:x="16.9cm" svg:y="2.6cm" svg:viewBox="0 0 600 1500" draw:points="600,0 600,1500 0,1500 0,0">
          <text:p/>
        </draw:polygon>
        <draw:polygon draw:style-name="gr4" draw:text-style-name="P5" draw:layer="layout" svg:width="0.699cm" svg:height="1.499cm" svg:x="17.5cm" svg:y="2.6cm" svg:viewBox="0 0 700 1500" draw:points="700,1500 0,1500 0,0 700,0">
          <text:p/>
        </draw:polygon>
        <draw:polygon draw:style-name="gr4" draw:text-style-name="P5" draw:layer="layout" svg:width="0.599cm" svg:height="1.499cm" svg:x="18.2cm" svg:y="2.6cm" svg:viewBox="0 0 600 1500" draw:points="600,1500 0,1500 0,0 600,0">
          <text:p/>
        </draw:polygon>
        <draw:polygon draw:style-name="gr4" draw:text-style-name="P5" draw:layer="layout" svg:width="0.699cm" svg:height="1.499cm" svg:x="18.8cm" svg:y="2.6cm" svg:viewBox="0 0 700 1500" draw:points="700,1500 0,1500 0,0 700,0">
          <text:p/>
        </draw:polygon>
        <draw:polygon draw:style-name="gr4" draw:text-style-name="P5" draw:layer="layout" svg:width="0.599cm" svg:height="1.499cm" svg:x="19.5cm" svg:y="2.6cm" svg:viewBox="0 0 600 1500" draw:points="600,1500 0,1500 0,0 600,0">
          <text:p/>
        </draw:polygon>
        <draw:polygon draw:style-name="gr4" draw:text-style-name="P5" draw:layer="layout" svg:width="0.699cm" svg:height="1.499cm" svg:x="20.1cm" svg:y="2.6cm" svg:viewBox="0 0 700 1500" draw:points="700,1500 0,1500 0,0 700,0">
          <text:p/>
        </draw:polygon>
        <draw:polygon draw:style-name="gr4" draw:text-style-name="P5" draw:layer="layout" svg:width="0.999cm" svg:height="1.499cm" svg:x="15.7cm" svg:y="4.5cm" svg:viewBox="0 0 1000 1500" draw:points="0,0 1000,0 1000,1500 0,1500">
          <text:p/>
        </draw:polygon>
        <draw:polygon draw:style-name="gr4" draw:text-style-name="P5" draw:layer="layout" svg:width="0.499cm" svg:height="1.499cm" svg:x="16.7cm" svg:y="4.5cm" svg:viewBox="0 0 500 1500" draw:points="500,0 500,1500 0,1500 0,0">
          <text:p/>
        </draw:polygon>
        <draw:polygon draw:style-name="gr4" draw:text-style-name="P5" draw:layer="layout" svg:width="1.599cm" svg:height="1.499cm" svg:x="17.2cm" svg:y="4.5cm" svg:viewBox="0 0 1600 1500" draw:points="1600,0 1600,1500 0,1500 0,0">
          <text:p/>
        </draw:polygon>
        <draw:polygon draw:style-name="gr4" draw:text-style-name="P5" draw:layer="layout" svg:width="0.999cm" svg:height="1.499cm" svg:x="18.8cm" svg:y="4.5cm" svg:viewBox="0 0 1000 1500" draw:points="1000,0 1000,1500 0,1500 0,0">
          <text:p/>
        </draw:polygon>
        <draw:polygon draw:style-name="gr4" draw:text-style-name="P5" draw:layer="layout" svg:width="1.299cm" svg:height="0.799cm" svg:x="20.2cm" svg:y="5.2cm" svg:viewBox="0 0 1300 800" draw:points="1300,800 0,800 0,0 1300,0">
          <text:p/>
        </draw:polygon>
        <draw:polygon draw:style-name="gr4" draw:text-style-name="P5" draw:layer="layout" svg:width="1.299cm" svg:height="0.699cm" svg:x="20.2cm" svg:y="4.5cm" svg:viewBox="0 0 1300 700" draw:points="1300,0 1300,700 0,700 0,0">
          <text:p/>
        </draw:polygon>
        <draw:custom-shape draw:style-name="gr9" draw:text-style-name="P5" draw:layer="layout" svg:width="0.001cm" svg:height="2cm" svg:x="21.5cm" svg:y="2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4" draw:text-style-name="P5" draw:layer="layout" svg:width="0.899cm" svg:height="1.899cm" svg:x="20.6cm" svg:y="2.6cm" svg:viewBox="0 0 900 1900" draw:points="900,0 900,1900 0,1900 0,1500 200,1300 200,0">
          <text:p/>
        </draw:polygon>
        <draw:polygon draw:style-name="gr4" draw:text-style-name="P5" draw:layer="layout" svg:width="0.899cm" svg:height="0.899cm" svg:x="17.6cm" svg:y="12.2cm" svg:viewBox="0 0 900 900" draw:points="0,600 300,900 900,300 600,0">
          <text:p/>
        </draw:polygon>
        <draw:polygon draw:style-name="gr4" draw:text-style-name="P5" draw:layer="layout" svg:width="1.499cm" svg:height="1.499cm" svg:x="14.8cm" svg:y="7.4cm" svg:viewBox="0 0 1500 1500" draw:points="0,1500 1500,0 0,0">
          <text:p/>
        </draw:polygon>
        <draw:custom-shape draw:style-name="gr10" draw:text-style-name="P10" draw:layer="layout" svg:width="1.4cm" svg:height="0.6cm" svg:x="12.4cm" svg:y="6.8cm">
          <text:p/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1.399cm" svg:height="0.599cm" svg:x="12.4cm" svg:y="6.8cm" svg:viewBox="0 0 1400 600" draw:points="800,0 1400,0 1400,600 0,600 0,500 500,500">
          <text:p/>
        </draw:polygon>
        <draw:custom-shape draw:style-name="gr10" draw:text-style-name="P10" draw:layer="layout" svg:width="1.4cm" svg:height="0.6cm" svg:x="16.2cm" svg:y="6.8cm">
          <text:p/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1.399cm" svg:height="0.599cm" svg:x="16.2cm" svg:y="6.8cm" svg:viewBox="0 0 1400 600" draw:points="0,0 0,600 1400,600 1400,500 600,500 1100,0">
          <text:p/>
        </draw:polygon>
        <draw:polygon draw:style-name="gr5" draw:text-style-name="P6" draw:layer="layout" svg:width="2.799cm" svg:height="2.799cm" svg:x="16.4cm" svg:y="13.8cm" svg:viewBox="0 0 2800 2800" draw:points="1300,0 0,1300 0,1600 1200,2800 1500,2800 2800,1400">
          <text:p text:style-name="P2">123</text:p>
        </draw:polygon>
        <draw:polygon draw:style-name="gr4" draw:text-style-name="P5" draw:layer="layout" svg:width="2.899cm" svg:height="3.199cm" svg:x="11.9cm" svg:y="3.2cm" svg:viewBox="0 0 2900 3200" draw:points="500,3200 1900,3200 1900,2600 2900,2600 2900,400 2500,400 2500,0 500,0 500,400 0,400 0,2500 500,2500">
          <text:p/>
        </draw:polygon>
        <draw:polygon draw:style-name="gr4" draw:text-style-name="P5" draw:layer="layout" svg:width="2.599cm" svg:height="2.599cm" svg:x="16.3cm" svg:y="8.9cm" svg:viewBox="0 0 2600 2600" draw:points="2600,1200 1200,2600 0,1400 0,1000 1000,0 1500,0">
          <text:p/>
        </draw:polygon>
        <draw:polygon draw:style-name="gr5" draw:text-style-name="P6" draw:layer="layout" svg:width="2.299cm" svg:height="2.399cm" svg:x="17.5cm" svg:y="10.1cm" svg:viewBox="0 0 2300 2400" draw:points="1000,2400 0,1400 1400,0 2300,0 2300,1100">
          <text:p text:style-name="P2">126</text:p>
        </draw:polygon>
        <draw:polygon draw:style-name="gr7" draw:text-style-name="P8" draw:layer="layout" svg:width="1.999cm" svg:height="2.699cm" svg:x="17.8cm" svg:y="7.4cm" svg:viewBox="0 0 2000 2700" draw:points="0,1500 0,0 2000,0 2000,1800 1100,2700">
          <text:p text:style-name="P2">127</text:p>
        </draw:polygon>
        <draw:custom-shape draw:style-name="gr11" draw:text-style-name="P10" draw:layer="layout" svg:width="1.4cm" svg:height="0.4cm" svg:x="12.4cm" svg:y="6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4cm" svg:height="0.4cm" svg:x="16.2cm" svg:y="6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Hatching_20_1" draw:display-name="Hatching 1" draw:style="single" draw:color="#000000" draw:distance="0.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20_2" style:display-name="Standard 2" style:page-layout-name="PM0" draw:style-name="Mdp1"/>
    <style:master-page style:name="Standard_20_1" style:display-name="Standard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9:17:16.298352094</meta:creation-date>
    <dc:date>2018-05-11T17:34:53.874599087</dc:date>
    <meta:editing-duration>PT1H43M52S</meta:editing-duration>
    <meta:editing-cycles>18</meta:editing-cycles>
    <meta:generator>LibreOffice/5.1.6.2$Linux_X86_64 LibreOffice_project/10m0$Build-2</meta:generator>
    <meta:document-statistic meta:object-count="62"/>
  </office:meta>
</office:document-meta>
</file>